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40000012873043D871C00338A.png" manifest:media-type="image/png"/>
  <manifest:file-entry manifest:full-path="Pictures/10000000000000F4000001285C69508C2C2F6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P8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rsid="002cd38e" officeooo:paragraph-rsid="002cd38e" fo:hyphenate="false" fo:hyphenation-remain-char-count="2" fo:hyphenation-push-char-count="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217in" svg:y="0.1339in" svg:width="1.5319in" svg:height="1.8583in" draw:z-index="0"><draw:image xlink:href="Pictures/10000000000000F40000012873043D871C00338A.png" xlink:type="simple" xlink:show="embed" xlink:actuate="onLoad" loext:mime-type="image/png"/></draw:frame><draw:frame draw:style-name="fr1" draw:name="Image2" text:anchor-type="paragraph" svg:x="2.0953in" svg:y="0.0193in" svg:width="1.5319in" svg:height="1.8583in" draw:z-index="1"><draw:image xlink:href="Pictures/10000000000000F4000001285C69508C2C2F66DF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2.0638in" svg:y="0.0193in" svg:width="1.5319in" svg:height="1.8583in" draw:z-index="2"><draw:image xlink:href="Pictures/10000000000000F4000001285C69508C2C2F66DF.png" xlink:type="simple" xlink:show="embed" xlink:actuate="onLoad" loext:mime-type="image/png"/></draw:frame><draw:frame draw:style-name="fr1" draw:name="Image14" text:anchor-type="paragraph" svg:x="0.3799in" svg:y="0.1339in" svg:width="1.5319in" svg:height="1.8583in" draw:z-index="3"><draw:image xlink:href="Pictures/10000000000000F40000012873043D871C00338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217in" svg:y="0.1339in" svg:width="1.5319in" svg:height="1.8583in" draw:z-index="4"><draw:image xlink:href="Pictures/10000000000000F40000012873043D871C00338A.png" xlink:type="simple" xlink:show="embed" xlink:actuate="onLoad" loext:mime-type="image/png"/></draw:frame><draw:frame draw:style-name="fr1" draw:name="Image12" text:anchor-type="paragraph" svg:x="2.0953in" svg:y="0.0193in" svg:width="1.5319in" svg:height="1.8583in" draw:z-index="12"><draw:image xlink:href="Pictures/10000000000000F4000001285C69508C2C2F66D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217in" svg:y="0.1339in" svg:width="1.5319in" svg:height="1.8583in" draw:z-index="5"><draw:image xlink:href="Pictures/10000000000000F40000012873043D871C00338A.png" xlink:type="simple" xlink:show="embed" xlink:actuate="onLoad" loext:mime-type="image/png"/></draw:frame><draw:frame draw:style-name="fr1" draw:name="Image15" text:anchor-type="paragraph" svg:x="2.0953in" svg:y="0.0193in" svg:width="1.5319in" svg:height="1.8583in" draw:z-index="14"><draw:image xlink:href="Pictures/10000000000000F4000001285C69508C2C2F66D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4217in" svg:y="0.1339in" svg:width="1.5319in" svg:height="1.8583in" draw:z-index="7"><draw:image xlink:href="Pictures/10000000000000F40000012873043D871C00338A.png" xlink:type="simple" xlink:show="embed" xlink:actuate="onLoad" loext:mime-type="image/png"/></draw:frame><draw:frame draw:style-name="fr1" draw:name="Image13" text:anchor-type="paragraph" svg:x="2.0953in" svg:y="0.0193in" svg:width="1.5319in" svg:height="1.8583in" draw:z-index="13"><draw:image xlink:href="Pictures/10000000000000F4000001285C69508C2C2F66D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4217in" svg:y="0.1339in" svg:width="1.5319in" svg:height="1.8583in" draw:z-index="6"><draw:image xlink:href="Pictures/10000000000000F40000012873043D871C00338A.png" xlink:type="simple" xlink:show="embed" xlink:actuate="onLoad" loext:mime-type="image/png"/></draw:frame><draw:frame draw:style-name="fr1" draw:name="Image16" text:anchor-type="paragraph" svg:x="2.0953in" svg:y="0.0193in" svg:width="1.5319in" svg:height="1.8583in" draw:z-index="15"><draw:image xlink:href="Pictures/10000000000000F4000001285C69508C2C2F66D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8"><draw:frame draw:style-name="fr1" draw:name="Image8" text:anchor-type="paragraph" svg:x="0.4217in" svg:y="0.1339in" svg:width="1.5319in" svg:height="1.8583in" draw:z-index="8"><draw:image xlink:href="Pictures/10000000000000F40000012873043D871C00338A.png" xlink:type="simple" xlink:show="embed" xlink:actuate="onLoad" loext:mime-type="image/png"/></draw:frame><draw:frame draw:style-name="fr1" draw:name="Image20" text:anchor-type="paragraph" svg:x="2.0953in" svg:y="0.0193in" svg:width="1.5319in" svg:height="1.8583in" draw:z-index="19"><draw:image xlink:href="Pictures/10000000000000F4000001285C69508C2C2F66D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9" text:anchor-type="paragraph" svg:x="0.4217in" svg:y="0.1339in" svg:width="1.5319in" svg:height="1.8583in" draw:z-index="9"><draw:image xlink:href="Pictures/10000000000000F40000012873043D871C00338A.png" xlink:type="simple" xlink:show="embed" xlink:actuate="onLoad" loext:mime-type="image/png"/></draw:frame><draw:frame draw:style-name="fr1" draw:name="Image17" text:anchor-type="paragraph" svg:x="2.0953in" svg:y="0.0193in" svg:width="1.5319in" svg:height="1.8583in" draw:z-index="16"><draw:image xlink:href="Pictures/10000000000000F4000001285C69508C2C2F66D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1" text:anchor-type="paragraph" svg:x="0.4217in" svg:y="0.1339in" svg:width="1.5319in" svg:height="1.8583in" draw:z-index="11"><draw:image xlink:href="Pictures/10000000000000F40000012873043D871C00338A.png" xlink:type="simple" xlink:show="embed" xlink:actuate="onLoad" loext:mime-type="image/png"/></draw:frame><draw:frame draw:style-name="fr1" draw:name="Image19" text:anchor-type="paragraph" svg:x="2.0953in" svg:y="0.0193in" svg:width="1.5319in" svg:height="1.8583in" draw:z-index="18"><draw:image xlink:href="Pictures/10000000000000F4000001285C69508C2C2F66D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4217in" svg:y="0.1339in" svg:width="1.5319in" svg:height="1.8583in" draw:z-index="10"><draw:image xlink:href="Pictures/10000000000000F40000012873043D871C00338A.png" xlink:type="simple" xlink:show="embed" xlink:actuate="onLoad" loext:mime-type="image/png"/></draw:frame><draw:frame draw:style-name="fr1" draw:name="Image18" text:anchor-type="paragraph" svg:x="2.0953in" svg:y="0.0193in" svg:width="1.5319in" svg:height="1.8583in" draw:z-index="17"><draw:image xlink:href="Pictures/10000000000000F4000001285C69508C2C2F66DF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10-06T14:44:20.961000000</dc:date>
    <meta:editing-cycles>42</meta:editing-cycles>
    <dc:subject>Avery Dennison Template</dc:subject>
    <dc:title>Avery Dennison Template</dc:title>
    <meta:editing-duration>P3DT18H3M6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